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26cm" fo:margin-left="-0.199cm" fo:margin-top="0cm" fo:margin-bottom="0cm" table:align="left" style:writing-mode="lr-tb"/>
    </style:style>
    <style:style style:name="Table1.A" style:family="table-column">
      <style:table-column-properties style:column-width="4.075cm"/>
    </style:style>
    <style:style style:name="Table1.C" style:family="table-column">
      <style:table-column-properties style:column-width="4.07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style="italic" style:font-size-asian="12pt" style:font-style-asian="italic" style:font-size-complex="12pt"/>
    </style:style>
    <style:style style:name="P3" style:family="paragraph" style:parent-style-name="Standard">
      <style:paragraph-properties fo:margin-top="0cm" fo:margin-bottom="0cm" loext:contextual-spacing="false"/>
      <style:text-properties fo:font-size="12pt" style:font-size-asian="12pt" style:font-size-complex="12pt"/>
    </style:style>
    <style:style style:name="P4"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5" style:family="paragraph" style:parent-style-name="List_20_Paragraph" style:list-style-name="WWNum1">
      <style:text-properties fo:font-size="12pt" style:font-size-asian="12pt" style:font-size-complex="12pt"/>
    </style:style>
    <style:style style:name="P6" style:family="paragraph" style:parent-style-name="List_20_Paragraph" style:list-style-name="WWNum2">
      <style:text-properties fo:font-size="12pt" style:font-size-asian="12pt" style:font-size-complex="12pt"/>
    </style:style>
    <style:style style:name="P7"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text-properties fo:font-size="12pt" style:font-size-asian="12pt" style:font-size-complex="12pt"/>
    </style:style>
    <style:style style:name="T1" style:family="text">
      <style:text-properties officeooo:rsid="001f1816"/>
    </style:style>
    <style:style style:name="T2" style:family="text">
      <style:text-properties fo:font-weight="bold" style:font-weight-asian="bold"/>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Plan</text:p>
      <text:p text:style-name="P1">The group came to the agreement that a single Project Manager was not required, and therefore each member had a significant degree of responsibility for taking on and balancing their workloads. The ease of use of the project management tools we were using meant that the group were able to track latest targets and deadlines. This proved to be a reasonably effective method for a project of this size; however changes may have had to be made with larger-scale projects with greater <text:span text:style-name="T1">time-scales.</text:span> </text:p>
      <text:p text:style-name="P1">Weekly team meetings were scheduled to take place every Monday, in which each member updated the team on their developments. We ensured everyone understood their targets and any difficulties were reported. <text:s/>Additional task assignments and scheduling of pair programming also took place regularly, and we made sure the pairs were alternated, as to maximise creativity and group interaction/communication. The team shared the responsibility of writing minutes, as to log the outcomes of meetings. </text:p>
      <text:p text:style-name="P1">Upon our initial team meetings, the group agreed on different areas of the project to focus on. With 5 group members, three areas were identified as being necessary starting points. These were as follows:</text:p>
      <text:list xml:id="list5846646794013940334" text:style-name="WWNum1">
        <text:list-item>
          <text:p text:style-name="P5"><text:span text:style-name="T2">Game Logic <text:tab/><text:tab/><text:tab/><text:tab/></text:span>(<text:span text:style-name="T3">Liam Wardle, Jack Williams)</text:span></text:p>
        </text:list-item>
        <text:list-item>
          <text:p text:style-name="P5"><text:span text:style-name="T2">Graphics<text:tab/><text:tab/><text:tab/><text:tab/></text:span>(<text:span text:style-name="T3">Charles Crawford, Alex Jones</text:span>)</text:p>
        </text:list-item>
        <text:list-item>
          <text:p text:style-name="P5"><text:span text:style-name="T2">Game Map <text:tab/><text:tab/><text:tab/><text:tab/></text:span>(<text:span text:style-name="T3">Yucheng Zhu</text:span>)</text:p>
        </text:list-item>
      </text:list>
      <text:p text:style-name="P1">Each area was designed separately, and extra features and issues were logged for future attention. Our modular design provided us with the ability to concentrate on different areas simultaneously; modules initially did not depend on each other, which consequently aided modular testing and allowed each member to make progress without having to wait for specific features to be implemented. The design of our modular system is shown in the Appendix.</text:p>
      <text:p text:style-name="P1">As to maintain efficiency, the groups and areas of development were kept fixed until each section was developed to a degree of workability. For example, the team responsible for basic game logic had the greatest initial understanding on this section, and therefore were best placed to continue development in this area. However, the team was constantly updated on how the code worked and interacted with other sections of the game.</text:p>
      <text:p text:style-name="P1">The initial task assignment is outlined in the following table. These were the primary tasks, which could then be followed by integration of sections, and additional features added as and when possible. Time constraints included additional workloads and other commitments which affected the progress of development. However, achievable targets which took into account these constraints were always set, which allowed for a more flexible approach to deadlines.</text:p>
      <text:p text:style-name="P1"/>
      <text:p text:style-name="P1"/>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4">Task</text:p>
          </table:table-cell>
          <table:table-cell table:style-name="Table1.A1" office:value-type="string">
            <text:p text:style-name="P4">Assignment</text:p>
          </table:table-cell>
          <table:table-cell table:style-name="Table1.A1" office:value-type="string">
            <text:p text:style-name="P4">Date</text:p>
          </table:table-cell>
        </table:table-row>
        <table:table-row table:style-name="Table1.1">
          <table:table-cell table:style-name="Table1.A1" office:value-type="string">
            <text:p text:style-name="P3">Module Design</text:p>
          </table:table-cell>
          <table:table-cell table:style-name="Table1.A1" office:value-type="string">
            <text:p text:style-name="P3">Liam, Jack</text:p>
          </table:table-cell>
          <table:table-cell table:style-name="Table1.A1" office:value-type="string">
            <text:p text:style-name="P3">28/10/2015</text:p>
          </table:table-cell>
        </table:table-row>
        <table:table-row table:style-name="Table1.1">
          <table:table-cell table:style-name="Table1.A1" office:value-type="string">
            <text:p text:style-name="P3">Basic Game Logic</text:p>
          </table:table-cell>
          <table:table-cell table:style-name="Table1.A1" office:value-type="string">
            <text:p text:style-name="P3">Liam, Jack</text:p>
          </table:table-cell>
          <table:table-cell table:style-name="Table1.A1" office:value-type="string">
            <text:p text:style-name="P3">28/10/2015</text:p>
          </table:table-cell>
        </table:table-row>
        <table:table-row table:style-name="Table1.1">
          <table:table-cell table:style-name="Table1.A1" office:value-type="string">
            <text:p text:style-name="P3">Basic Map Logic</text:p>
          </table:table-cell>
          <table:table-cell table:style-name="Table1.A1" office:value-type="string">
            <text:p text:style-name="P3">Yucheng</text:p>
          </table:table-cell>
          <table:table-cell table:style-name="Table1.A1" office:value-type="string">
            <text:p text:style-name="P3">28/10/2015</text:p>
          </table:table-cell>
        </table:table-row>
        <table:table-row table:style-name="Table1.1">
          <table:table-cell table:style-name="Table1.A1" office:value-type="string">
            <text:p text:style-name="P3">SDL concepts</text:p>
          </table:table-cell>
          <table:table-cell table:style-name="Table1.A1" office:value-type="string">
            <text:p text:style-name="P3">Charles, Alex</text:p>
          </table:table-cell>
          <table:table-cell table:style-name="Table1.A1" office:value-type="string">
            <text:p text:style-name="P3">28/10/2015</text:p>
          </table:table-cell>
        </table:table-row>
      </table:table>
      <text:p text:style-name="P2">Table: Initial task allocation with dates for commencement, including planning and implementation.</text:p>
      <text:p text:style-name="P1">Subsequent assignments included:</text:p>
      <text:list xml:id="list47825822757628747" text:style-name="WWNum2">
        <text:list-item>
          <text:p text:style-name="P6">Integration of game logic with SDL</text:p>
        </text:list-item>
        <text:list-item>
          <text:p text:style-name="P6">Integration of map</text:p>
        </text:list-item>
        <text:list-item>
          <text:p text:style-name="P6">Attack animation</text:p>
        </text:list-item>
        <text:list-item>
          <text:p text:style-name="P6">Background design</text:p>
        </text:list-item>
        <text:list-item>
          <text:p text:style-name="P6">Render Sprites, background, buttons</text:p>
        </text:list-item>
        <text:list-item>
          <text:p text:style-name="P6">Creation of dialogues and questions</text:p>
        </text:list-item>
      </text:list>
      <text:p text:style-name="P1">These were generally self-assigned, depending on the team’s current workloads and preference. <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meta:editing-cycles>9</meta:editing-cycles>
    <meta:creation-date>2016-01-11T18:07:00</meta:creation-date>
    <dc:date>2016-01-25T15:56:29.984646295</dc:date>
    <meta:editing-duration>PT6M14S</meta:editing-duration>
    <meta:generator>LibreOffice/4.3.7.2$Linux_X86_64 LibreOffice_project/430$Build-2</meta:generator>
    <dc:creator>Jack Williams</dc:creator>
    <meta:document-statistic meta:table-count="1" meta:image-count="0" meta:object-count="0" meta:page-count="2" meta:paragraph-count="34" meta:word-count="496" meta:character-count="3201" meta:non-whitespace-character-count="2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